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c4e5" officeooo:paragraph-rsid="0010c4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para programação</text:p>
      <text:p text:style-name="P1"/>
      <text:p text:style-name="P1">x = int(y); transforma o texto numerico/string y (por exemplo “1000”) em numero, x será 1000.</text:p>
      <text:p text:style-name="P1">Se trata de uma abreviação de interger.</text:p>
      <text:p text:style-name="P1">Float, se trata de converter um numero em ponto em flutuante.</text:p>
      <text:p text:style-name="P1"/>
      <text:p text:style-name="P1">No mundo da computação existem duas bases numericas, a int (integer) que se trata de numero inteiros, 1,2,3 e assim por diante. A outra base é a Float, que é a de ponto flutuante, ou seja, qualquer numero que envolta ponto, por exemplo 10,6 ou Pi que numero fracionario 3,14. esses numero são evitados pelos programadores porque são muito custosos para o computador trabalhar com eles, só são usando quando nescessario.</text:p>
      <text:p text:style-name="P1">Outro tipo importante de varial são as strings, que são basicamente textos, elas tem esse nome porque no primodios da computação as saídas eram em tiras papel com sequencias de numeros ou letras, como você viu no filme do Alan Turing.</text:p>
      <text:p text:style-name="P1"/>
      <text:p text:style-name="P1">raw_input() é o comando para que o se pergunte alguma informação ao usuario do programa.</text:p>
      <text:p text:style-name="P1"/>
      <text:p text:style-name="P1">Comentário de multiplas linhas, se trata apenas de um texto que ocupa varias linh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5:50:19.143194322</meta:creation-date>
    <dc:date>2018-05-12T16:03:08.827913809</dc:date>
    <meta:editing-duration>PT2M39S</meta:editing-duration>
    <meta:editing-cycles>1</meta:editing-cycles>
    <meta:document-statistic meta:table-count="0" meta:image-count="0" meta:object-count="0" meta:page-count="1" meta:paragraph-count="8" meta:word-count="178" meta:character-count="1040" meta:non-whitespace-character-count="870"/>
    <meta:generator>LibreOffice/5.1.4.2$Linux_X86_64 LibreOffice_project/10m0$Build-2</meta:generator>
  </office:meta>
</office:document-meta>
</file>